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9.88mm"/>
    </style:style>
    <style:style style:name="co2" style:family="table-column">
      <style:table-column-properties fo:break-before="auto" style:column-width="48.72mm"/>
    </style:style>
    <style:style style:name="co3" style:family="table-column">
      <style:table-column-properties fo:break-before="auto" style:column-width="22.58mm"/>
    </style:style>
    <style:style style:name="co4" style:family="table-column">
      <style:table-column-properties fo:break-before="auto" style:column-width="28.15mm"/>
    </style:style>
    <style:style style:name="ro1" style:family="table-row">
      <style:table-row-properties style:row-height="4.43mm" fo:break-before="auto" style:use-optimal-row-height="true"/>
    </style:style>
    <style:style style:name="ro2" style:family="table-row">
      <style:table-row-properties style:row-height="4.6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text:p>Name</text:p>
          </table:table-cell>
          <table:table-cell office:value-type="string">
            <text:p>Description</text:p>
          </table:table-cell>
          <table:table-cell office:value-type="string">
            <text:p>MoreInformation</text:p>
          </table:table-cell>
          <table:table-cell office:value-type="string">
            <text:p>URI</text:p>
          </table:table-cell>
        </table:table-row>
        <table:table-row table:style-name="ro1">
          <table:table-cell office:value-type="string">
            <text:p>RCP3PD</text:p>
          </table:table-cell>
          <table:table-cell office:value-type="string">
            <text:p>Low RCP with Peak &amp; Decline (2005-2500):</text:p>
          </table:table-cell>
          <table:table-cell office:value-type="string">
            <text:p>The RCP 3-PD is developed by the IMAGE modeling team of the Netherlands Environmental Assessment Agency. The emission pathway is representative for scenarios in the literature leading to very low greenhouse gas concentration levels. It is a so-called "peak" scenario: its radiative forcing level first reaches a value around 3.1 W/m2 mid-century, returning to 2.6 W/m2 by 2100. In order to reach such radiative forcing levels, greenhouse gas emissions (and indirectly emissions of air pollutants) are reduced substantially over time. The final RCP is based on the publication by Van Vuuren et al. (2007).</text:p>
          </table:table-cell>
          <table:table-cell office:value-type="string">
            <text:p><text:a xlink:href="http://www.iiasa.ac.at/web-apps/tnt/RcpDb/dsd?Action=htmlpage&amp;page=welcome">http://www.iiasa.ac.at/web-apps/tnt/RcpDb/dsd?Action=htmlpage&amp;page=welcome</text:a></text:p>
          </table:table-cell>
        </table:table-row>
        <table:table-row table:style-name="ro1">
          <table:table-cell office:value-type="string">
            <text:p>RCP45</text:p>
          </table:table-cell>
          <table:table-cell office:value-type="string">
            <text:p>Medium-Low RCP with stabilisation from 2150 onwards (2005-2500):</text:p>
          </table:table-cell>
          <table:table-cell office:value-type="string">
            <text:p>The RCP 4.5 is developed by the MiniCAM modeling team at the Pacific Northwest National Laboratory's Joint Global Change Research Institute (JGCRI). It is a stabilization scenario where total radiative forcing is stabilized before 2100 by employment of a range of technologies and strategies for reducing greenhouse gas emissions. The scenario drivers and technology options are detailed in Clarke et al. (2007). Additional detail on the simulation of land use and terrestrial carbon emissions is given by Wise et al (2009).</text:p>
          </table:table-cell>
          <table:table-cell office:value-type="string">
            <text:p><text:a xlink:href="http://www.iiasa.ac.at/web-apps/tnt/RcpDb/dsd?Action=htmlpage&amp;page=welcome">http://www.iiasa.ac.at/web-apps/tnt/RcpDb/dsd?Action=htmlpage&amp;page=welcome</text:a></text:p>
          </table:table-cell>
        </table:table-row>
        <table:table-row table:style-name="ro1">
          <table:table-cell office:value-type="string">
            <text:p>RCP6</text:p>
          </table:table-cell>
          <table:table-cell office:value-type="string">
            <text:p>Medium-High RCP with stabilisation from 2150 onwards (2005-2500):</text:p>
          </table:table-cell>
          <table:table-cell office:value-type="string">
            <text:p>The RCP 6.0 is developed by the AIM modeling team at the National Institute for Environmental Studies (NIES), Japan. It is a stabilization scenario where total radiative forcing is stabilized after 2100 without overshoot by employment of a range of technologies and strategies for reducing greenhouse gas emissions. The details of the scenario are described in Fujino et al. (2006) and Hijioka et al. (2008).</text:p>
          </table:table-cell>
          <table:table-cell office:value-type="string">
            <text:p><text:a xlink:href="http://www.iiasa.ac.at/web-apps/tnt/RcpDb/dsd?Action=htmlpage&amp;page=welcome">http://www.iiasa.ac.at/web-apps/tnt/RcpDb/dsd?Action=htmlpage&amp;page=welcome</text:a></text:p>
          </table:table-cell>
        </table:table-row>
        <table:table-row table:style-name="ro1">
          <table:table-cell office:value-type="string">
            <text:p>RCP85</text:p>
          </table:table-cell>
          <table:table-cell office:value-type="string">
            <text:p>High RCP, stabilising emissions post-2100, concentrations post-2200 (2005-2500):</text:p>
          </table:table-cell>
          <table:table-cell office:value-type="string">
            <text:p>The RCP 8.5 is developed by the MESSAGE modeling team and the IIASA Integrated Assessment Framework at the International Institute for Applies Systems Analysis (IIASA), Austria. The RCP 8.5 is characterized by increasing greenhouse gas emissions over time representative for scenarios in the literature leading to high greenhouse gas concentration levels. The underlying scenario drivers and resulting development path are based on the A2r scenario detailed in Riahi et al. (2007).</text:p>
          </table:table-cell>
          <table:table-cell office:value-type="string">
            <text:p><text:a xlink:href="http://www.iiasa.ac.at/web-apps/tnt/RcpDb/dsd?Action=htmlpage&amp;page=welcome">http://www.iiasa.ac.at/web-apps/tnt/RcpDb/dsd?Action=htmlpage&amp;page=welcome</text:a></text:p>
          </table:table-cell>
        </table:table-row>
        <table:table-row table:style-name="ro2">
          <table:table-cell office:value-type="string">
            <text:p>SRESA1B</text:p>
          </table:table-cell>
          <table:table-cell office:value-type="string">
            <text:p>A1B - A balanced emphasis on all energy sources <text:s/></text:p>
          </table:table-cell>
          <table:table-cell office:value-type="string">
            <text:p>Fourth Assessment Report Rapid economic growth. A global population that reaches 9 billion in 2050 and then gradually declines. The quick spread of new and efficient technologies. A convergent world - income and way of life converge between regions. Extensive social and cultural interactions worldwide.</text:p>
          </table:table-cell>
          <table:table-cell table:style-name="ce1" office:value-type="string">
            <text:p><text:a xlink:href="http://en.wikipedia.org/wiki/Special_Report_on_Emissions_Scenarios#Scenario_families">http://en.wikipedia.org/wiki/Special_Report_on_Emissions_Scenarios#Scenario_families</text:a></text:p>
          </table:table-cell>
        </table:table-row>
        <table:table-row table:style-name="ro2">
          <table:table-cell office:value-type="string">
            <text:p>SRESA1FI</text:p>
          </table:table-cell>
          <table:table-cell office:value-type="string">
            <text:p>A1FI - An emphasis on fossil-fuels (Fossil Intensive).</text:p>
          </table:table-cell>
          <table:table-cell/>
          <table:table-cell table:style-name="ce1" office:value-type="string">
            <text:p><text:a xlink:href="http://en.wikipedia.org/wiki/Special_Report_on_Emissions_Scenarios#Scenario_families">http://en.wikipedia.org/wiki/Special_Report_on_Emissions_Scenarios#Scenario_families</text:a></text:p>
          </table:table-cell>
        </table:table-row>
        <table:table-row table:style-name="ro2">
          <table:table-cell office:value-type="string">
            <text:p>SRESA2</text:p>
          </table:table-cell>
          <table:table-cell office:value-type="string">
            <text:p>A2 – Fourth Assessment Report</text:p>
          </table:table-cell>
          <table:table-cell office:value-type="string">
            <text:p>A world of independently operating, self-reliant nations. Continuously increasing population. Regionally oriented economic development.</text:p>
          </table:table-cell>
          <table:table-cell table:style-name="ce1" office:value-type="string">
            <text:p><text:a xlink:href="http://en.wikipedia.org/wiki/Special_Report_on_Emissions_Scenarios#Scenario_families">http://en.wikipedia.org/wiki/Special_Report_on_Emissions_Scenarios#Scenario_families</text:a></text:p>
          </table:table-cell>
        </table:table-row>
        <table:table-row table:style-name="ro2">
          <table:table-cell office:value-type="string">
            <text:p>SRESB1</text:p>
          </table:table-cell>
          <table:table-cell office:value-type="string">
            <text:p>B1 – Fourth Assessment Report</text:p>
          </table:table-cell>
          <table:table-cell office:value-type="string">
            <text:p>Rapid economic growth as in A1, but with rapid changes towards a service and information economy. Population rising to 9 billion in 2050 and then declining as in A1. Reductions in material intensity and the introduction of clean and resource efficient technologies. An emphasis on global solutions to economic, social and environmental stability.</text:p>
          </table:table-cell>
          <table:table-cell table:style-name="ce1" office:value-type="string">
            <text:p><text:a xlink:href="http://en.wikipedia.org/wiki/Special_Report_on_Emissions_Scenarios#Scenario_families">http://en.wikipedia.org/wiki/Special_Report_on_Emissions_Scenarios#Scenario_families</text:a></text:p>
          </table:table-cell>
        </table:table-row>
        <table:table-row table:style-name="ro2">
          <table:table-cell office:value-type="string">
            <text:p>SRESB2</text:p>
          </table:table-cell>
          <table:table-cell office:value-type="string">
            <text:p>B2 – Fourth Assessment Report</text:p>
          </table:table-cell>
          <table:table-cell office:value-type="string">
            <text:p>Continuously increasing population, but at a slower rate than in A2. Emphasis on local rather than global solutions to economic, social and environmental stability. Intermediate levels of economic development. Less rapid and more fragmented technological change than in A1 and B1.</text:p>
          </table:table-cell>
          <table:table-cell table:style-name="ce1" office:value-type="string">
            <text:p><text:a xlink:href="http://en.wikipedia.org/wiki/Special_Report_on_Emissions_Scenarios#Scenario_families">http://en.wikipedia.org/wiki/Special_Report_on_Emissions_Scenarios#Scenario_families</text:a></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5-30T09:07:39</dc:date>
    <dc:creator>Adam Fakes</dc:creator>
    <meta:document-statistic meta:table-count="1" meta:cell-count="39" meta:object-count="0"/>
    <meta:generator>LibreOffice/3.5$Linux_X86_64 LibreOffice_project/235ab8a-3802056-4a8fed3-2d66ea8-e241b80</meta:generator>
  </office:meta>
</office:document-meta>
</file>